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e5ca" draw:textarea-horizontal-align="justify" draw:textarea-vertical-align="middle" draw:auto-grow-height="false" fo:min-height="0.742cm" fo:min-width="8.3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e5ca" draw:textarea-horizontal-align="justify" draw:textarea-vertical-align="middle" draw:auto-grow-height="false" fo:min-height="0.742cm" fo:min-width="3.918cm"/>
    </style:style>
    <style:style style:name="gr9" style:family="graphic" style:parent-style-name="standard">
      <style:graphic-properties draw:fill-color="#dfcce4" draw:textarea-horizontal-align="justify" draw:textarea-vertical-align="middle" draw:auto-grow-height="false" fo:min-height="0.742cm" fo:min-width="8.337cm"/>
    </style:style>
    <style:style style:name="gr10" style:family="graphic" style:parent-style-name="standard">
      <style:graphic-properties draw:fill-color="#ffe5ca" draw:textarea-horizontal-align="justify" draw:textarea-vertical-align="middle" draw:auto-grow-height="false" fo:min-height="0.742cm" fo:min-width="1.709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0.742cm" fo:min-width="8.33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0.617cm" fo:min-width="2.014cm"/>
    </style:style>
    <style:style style:name="gr14" style:family="graphic" style:parent-style-name="standard">
      <style:graphic-properties draw:textarea-horizontal-align="justify" draw:textarea-vertical-align="middle" draw:auto-grow-height="false" fo:min-height="0.643cm" fo:min-width="2.014cm"/>
    </style:style>
    <style:style style:name="gr15" style:family="graphic" style:parent-style-name="standard">
      <style:graphic-properties draw:textarea-horizontal-align="justify" draw:textarea-vertical-align="middle" draw:auto-grow-height="false" fo:min-height="5.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5.086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0" style:family="graphic" style:parent-style-name="standard">
      <style:graphic-properties svg:stroke-width="0.035cm" svg:stroke-color="#f58220" draw:marker-start-width="0.252cm" draw:marker-end-width="0.252cm" draw:fill="none" draw:textarea-horizontal-align="justify" draw:textarea-vertical-align="middle" draw:auto-grow-height="false" fo:min-height="0.922cm" fo:min-width="7.359cm" fo:padding-top="0.142cm" fo:padding-bottom="0.142cm" fo:padding-left="0.267cm" fo:padding-right="0.267cm"/>
    </style:style>
    <style:style style:name="gr21" style:family="graphic" style:parent-style-name="standard">
      <style:graphic-properties svg:stroke-color="#faa61a" draw:fill-color="#faa61a" draw:textarea-horizontal-align="justify" draw:textarea-vertical-align="middle" draw:auto-grow-height="false" fo:min-height="0.147cm" fo:min-width="0.426cm"/>
    </style:style>
    <style:style style:name="gr22" style:family="graphic" style:parent-style-name="standard">
      <style:graphic-properties svg:stroke-width="0.035cm" svg:stroke-color="#f58220" draw:marker-start-width="0.252cm" draw:marker-end-width="0.252cm" draw:fill="none" draw:textarea-horizontal-align="justify" draw:textarea-vertical-align="middle" draw:auto-grow-height="false" fo:min-height="0.849cm" fo:min-width="7.359cm" fo:padding-top="0.142cm" fo:padding-bottom="0.142cm" fo:padding-left="0.267cm" fo:padding-right="0.267cm"/>
    </style:style>
    <style:style style:name="gr23" style:family="graphic" style:parent-style-name="standard">
      <style:graphic-properties draw:textarea-horizontal-align="justify" draw:textarea-vertical-align="middle" draw:auto-grow-height="false" fo:min-height="1.83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685cm" fo:min-width="0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8.837cm" svg:height="0.992cm" svg:x="5.801cm" svg:y="3.415cm">
          <text:p text:style-name="P1"><text:span text:style-name="T1">qi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71cm" svg:y="1.698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88cm" svg:y="1.698cm">
          <draw:text-box>
            <text:p><text:span text:style-name="T2">8</text:span></text:p>
          </draw:text-box>
        </draw:frame>
        <draw:frame draw:style-name="gr3" draw:text-style-name="P4" draw:layer="layout" svg:width="0.976cm" svg:height="0.725cm" svg:x="14.538cm" svg:y="1.698cm">
          <draw:text-box>
            <text:p><text:span text:style-name="T2">31</text:span></text:p>
          </draw:text-box>
        </draw:frame>
        <draw:line draw:style-name="gr4" draw:text-style-name="P5" draw:layer="layout" svg:x1="15.529cm" svg:y1="3.879cm" svg:x2="17.904cm" svg:y2="3.909cm">
          <text:p/>
        </draw:line>
        <draw:frame draw:style-name="gr5" draw:text-style-name="P6" draw:layer="layout" svg:width="2.369cm" svg:height="0.962cm" svg:x="18.236cm" svg:y="3.428cm">
          <draw:text-box>
            <text:p>Server</text:p>
          </draw:text-box>
        </draw:frame>
        <draw:line draw:style-name="gr4" draw:text-style-name="P5" draw:layer="layout" svg:x1="3.63cm" svg:y1="3.718cm" svg:x2="5.04cm" svg:y2="3.718cm">
          <text:p/>
        </draw:line>
        <draw:frame draw:style-name="gr6" draw:text-style-name="P6" draw:layer="layout" svg:width="2.119cm" svg:height="0.962cm" svg:x="1.538cm" svg:y="3.244cm">
          <draw:text-box>
            <text:p>Client</text:p>
          </draw:text-box>
        </draw:frame>
        <draw:line draw:style-name="gr7" draw:text-style-name="P5" draw:layer="layout" svg:x1="10.22cm" svg:y1="2.423cm" svg:x2="10.22cm" svg:y2="1.858cm">
          <text:p/>
        </draw:line>
        <draw:line draw:style-name="gr7" draw:text-style-name="P5" draw:layer="layout" svg:x1="14.638cm" svg:y1="2.423cm" svg:x2="14.638cm" svg:y2="1.831cm">
          <text:p/>
        </draw:line>
        <draw:line draw:style-name="gr7" draw:text-style-name="P5" draw:layer="layout" svg:x1="5.802cm" svg:y1="2.423cm" svg:x2="5.802cm" svg:y2="1.818cm">
          <text:p/>
        </draw:line>
        <draw:frame draw:style-name="gr2" draw:text-style-name="P3" draw:layer="layout" svg:width="0.739cm" svg:height="0.725cm" svg:x="5.776cm" svg:y="6.17cm">
          <draw:text-box>
            <text:p><text:span text:style-name="T2">0</text:span></text:p>
          </draw:text-box>
        </draw:frame>
        <draw:line draw:style-name="gr7" draw:text-style-name="P5" draw:layer="layout" svg:x1="14.612cm" svg:y1="6.895cm" svg:x2="14.612cm" svg:y2="6.303cm">
          <text:p/>
        </draw:line>
        <draw:line draw:style-name="gr7" draw:text-style-name="P5" draw:layer="layout" svg:x1="5.776cm" svg:y1="6.895cm" svg:x2="5.776cm" svg:y2="6.29cm">
          <text:p/>
        </draw:line>
        <draw:custom-shape draw:style-name="gr8" draw:text-style-name="P2" draw:layer="layout" svg:width="4.418cm" svg:height="0.992cm" svg:x="10.22cm" svg:y="2.423cm">
          <text:p text:style-name="P1"><text:span text:style-name="T1">s</text:span><text:span text:style-name="T1">i</text:span><text:span text:style-name="T1">z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37cm" svg:height="0.992cm" svg:x="5.801cm" svg:y="4.407cm">
          <text:p text:style-name="P1"><text:span text:style-name="T1">D</text:span><text:span text:style-name="T1">a</text:span><text:span text:style-name="T1">t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011cm" svg:y1="2.423cm" svg:x2="8.011cm" svg:y2="1.831cm">
          <text:p/>
        </draw:line>
        <draw:custom-shape draw:style-name="gr10" draw:text-style-name="P2" draw:layer="layout" svg:width="2.209cm" svg:height="0.992cm" svg:x="8.011cm" svg:y="2.423cm">
          <text:p text:style-name="P1"><text:span text:style-name="T1">a</text:span><text:span text:style-name="T1">u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5.802cm" svg:y="2.423cm">
          <text:p text:style-name="P1"><text:span text:style-name="T1">c</text:span><text:span text:style-name="T1">o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10.12cm" svg:y="1.698cm">
          <draw:text-box>
            <text:p><text:span text:style-name="T2">16</text:span></text:p>
          </draw:text-box>
        </draw:frame>
        <draw:custom-shape draw:style-name="gr11" draw:text-style-name="P7" draw:layer="layout" svg:width="8.836cm" svg:height="0.992cm" svg:x="5.776cm" svg:y="6.895cm">
          <text:p text:style-name="P1"><text:span text:style-name="T1">l</text:span><text:span text:style-name="T1">e</text:span><text:span text:style-name="T1">v</text:span><text:span text:style-name="T1">e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194cm" svg:y1="6.895cm" svg:x2="10.194cm" svg:y2="6.303cm">
          <text:p/>
        </draw:line>
        <draw:frame draw:style-name="gr3" draw:text-style-name="P4" draw:layer="layout" svg:width="0.976cm" svg:height="0.725cm" svg:x="10.194cm" svg:y="6.17cm">
          <draw:text-box>
            <text:p><text:span text:style-name="T2">16</text:span></text:p>
          </draw:text-box>
        </draw:frame>
        <draw:frame draw:style-name="gr3" draw:text-style-name="P4" draw:layer="layout" svg:width="0.976cm" svg:height="0.725cm" svg:x="14.612cm" svg:y="6.17cm">
          <draw:text-box>
            <text:p><text:span text:style-name="T2">31</text:span></text:p>
          </draw:text-box>
        </draw:frame>
        <draw:custom-shape draw:style-name="gr1" draw:text-style-name="P2" draw:layer="layout" svg:width="8.837cm" svg:height="0.992cm" svg:x="5.734cm" svg:y="11.089cm">
          <text:p text:style-name="P1"><text:span text:style-name="T1">q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643cm" svg:y="9.372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21cm" svg:y="9.372cm">
          <draw:text-box>
            <text:p><text:span text:style-name="T2">8</text:span></text:p>
          </draw:text-box>
        </draw:frame>
        <draw:frame draw:style-name="gr3" draw:text-style-name="P4" draw:layer="layout" svg:width="0.976cm" svg:height="0.725cm" svg:x="14.471cm" svg:y="9.372cm">
          <draw:text-box>
            <text:p><text:span text:style-name="T2">31</text:span></text:p>
          </draw:text-box>
        </draw:frame>
        <draw:line draw:style-name="gr7" draw:text-style-name="P5" draw:layer="layout" svg:x1="10.153cm" svg:y1="10.097cm" svg:x2="10.153cm" svg:y2="9.532cm">
          <text:p/>
        </draw:line>
        <draw:line draw:style-name="gr7" draw:text-style-name="P5" draw:layer="layout" svg:x1="14.571cm" svg:y1="10.097cm" svg:x2="14.571cm" svg:y2="9.505cm">
          <text:p/>
        </draw:line>
        <draw:line draw:style-name="gr7" draw:text-style-name="P5" draw:layer="layout" svg:x1="5.735cm" svg:y1="10.097cm" svg:x2="5.735cm" svg:y2="9.492cm">
          <text:p/>
        </draw:line>
        <draw:custom-shape draw:style-name="gr8" draw:text-style-name="P2" draw:layer="layout" svg:width="4.418cm" svg:height="0.992cm" svg:x="10.153cm" svg:y="10.097cm">
          <text:p text:style-name="P1"><text:span text:style-name="T1">s</text:span><text:span text:style-name="T1">i</text:span><text:span text:style-name="T1">z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37cm" svg:height="0.992cm" svg:x="5.734cm" svg:y="12.08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944cm" svg:y1="10.097cm" svg:x2="7.944cm" svg:y2="9.505cm">
          <text:p/>
        </draw:line>
        <draw:custom-shape draw:style-name="gr10" draw:text-style-name="P2" draw:layer="layout" svg:width="2.209cm" svg:height="0.992cm" svg:x="7.944cm" svg:y="10.097cm">
          <text:p text:style-name="P1"><text:span text:style-name="T1">re</text:span><text:span text:style-name="T1">s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5.735cm" svg:y="10.097cm">
          <text:p text:style-name="P1"><text:span text:style-name="T1">c</text:span><text:span text:style-name="T1">o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10.053cm" svg:y="9.372cm">
          <draw:text-box>
            <text:p><text:span text:style-name="T2">16</text:span></text:p>
          </draw:text-box>
        </draw:frame>
        <draw:line draw:style-name="gr4" draw:text-style-name="P5" draw:layer="layout" svg:x1="3.862cm" svg:y1="11.523cm" svg:x2="5.272cm" svg:y2="11.523cm">
          <text:p/>
        </draw:line>
        <draw:frame draw:style-name="gr6" draw:text-style-name="P6" draw:layer="layout" svg:width="2.119cm" svg:height="0.962cm" svg:x="17.811cm" svg:y="10.85cm">
          <draw:text-box>
            <text:p>Client</text:p>
          </draw:text-box>
        </draw:frame>
        <draw:line draw:style-name="gr4" draw:text-style-name="P5" draw:layer="layout" svg:x1="15.264cm" svg:y1="11.419cm" svg:x2="17.639cm" svg:y2="11.449cm">
          <text:p/>
        </draw:line>
        <draw:frame draw:style-name="gr5" draw:text-style-name="P6" draw:layer="layout" svg:width="2.369cm" svg:height="0.962cm" svg:x="1.336cm" svg:y="10.935cm">
          <draw:text-box>
            <text:p>Server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9" draw:text-style-name="P7" draw:layer="layout" svg:width="8.837cm" svg:height="0.992cm" svg:x="6.768cm" svg:y="2.87cm">
          <text:p text:style-name="P9"><text:span text:style-name="T3">Versi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6.676cm" svg:y="2.145cm">
          <draw:text-box>
            <text:p><text:span text:style-name="T2">0</text:span></text:p>
          </draw:text-box>
        </draw:frame>
        <draw:frame draw:style-name="gr3" draw:text-style-name="P4" draw:layer="layout" svg:width="0.976cm" svg:height="0.725cm" svg:x="15.504cm" svg:y="2.145cm">
          <draw:text-box>
            <text:p><text:span text:style-name="T2">31</text:span></text:p>
          </draw:text-box>
        </draw:frame>
        <draw:line draw:style-name="gr7" draw:text-style-name="P5" draw:layer="layout" svg:x1="11.186cm" svg:y1="2.87cm" svg:x2="11.186cm" svg:y2="2.305cm">
          <text:p/>
        </draw:line>
        <draw:line draw:style-name="gr7" draw:text-style-name="P5" draw:layer="layout" svg:x1="15.604cm" svg:y1="2.87cm" svg:x2="15.604cm" svg:y2="2.278cm">
          <text:p/>
        </draw:line>
        <draw:line draw:style-name="gr7" draw:text-style-name="P5" draw:layer="layout" svg:x1="6.768cm" svg:y1="2.87cm" svg:x2="6.768cm" svg:y2="2.265cm">
          <text:p/>
        </draw:line>
        <draw:frame draw:style-name="gr3" draw:text-style-name="P4" draw:layer="layout" svg:width="0.976cm" svg:height="0.725cm" svg:x="11.086cm" svg:y="2.145cm">
          <draw:text-box>
            <text:p><text:span text:style-name="T2">16</text:span></text:p>
          </draw:text-box>
        </draw:frame>
        <draw:line draw:style-name="gr4" draw:text-style-name="P5" draw:layer="layout" svg:x1="4.895cm" svg:y1="4.296cm" svg:x2="6.305cm" svg:y2="4.296cm">
          <text:p/>
        </draw:line>
        <draw:frame draw:style-name="gr5" draw:text-style-name="P6" draw:layer="layout" svg:width="2.369cm" svg:height="0.962cm" svg:x="2.369cm" svg:y="3.708cm">
          <draw:text-box>
            <text:p>Server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3" draw:text-style-name="P1" draw:layer="layout" svg:width="2.514cm" svg:height="0.867cm" svg:x="5.996cm" svg:y="1.72cm">
          <text:p text:style-name="P1"><text:span text:style-name="T1">Cl</text:span><text:span text:style-name="T1">ie</text:span><text:span text:style-name="T1">n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14cm" svg:height="0.893cm" svg:x="12.719cm" svg:y="1.704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309cm" svg:y1="2.587cm" svg:x2="7.309cm" svg:y2="9.202cm">
          <text:p/>
        </draw:line>
        <draw:line draw:style-name="gr7" draw:text-style-name="P5" draw:layer="layout" svg:x1="14.072cm" svg:y1="2.597cm" svg:x2="14.072cm" svg:y2="9.158cm">
          <text:p/>
        </draw:line>
        <draw:custom-shape draw:style-name="gr15" draw:text-style-name="P1" draw:layer="layout" svg:width="0.22cm" svg:height="5.35cm" svg:x="7.218cm" svg:y="3.2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2cm" svg:height="5.336cm" svg:x="13.951cm" svg:y="3.249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7.438cm" svg:y1="3.455cm" svg:x2="13.951cm" svg:y2="3.455cm">
          <text:p text:style-name="P1"/>
        </draw:line>
        <draw:frame draw:style-name="gr18" draw:text-style-name="P11" draw:layer="layout" svg:width="2.348cm" svg:height="0.735cm" svg:x="9.45cm" svg:y="2.837cm">
          <draw:text-box>
            <text:p text:style-name="P10"><text:span text:style-name="T4">Game_start</text:span></text:p>
          </draw:text-box>
        </draw:frame>
        <draw:line draw:style-name="gr4" draw:text-style-name="P5" draw:layer="layout" svg:x1="13.951cm" svg:y1="7.857cm" svg:x2="7.438cm" svg:y2="7.857cm">
          <text:p/>
        </draw:line>
        <draw:frame draw:style-name="gr19" draw:text-style-name="P11" draw:layer="layout" svg:width="3.395cm" svg:height="1.039cm" svg:x="9.423cm" svg:y="7.284cm">
          <draw:text-box>
            <text:p text:style-name="P10"><text:span text:style-name="T4">Game status Data</text:span></text:p>
          </draw:text-box>
        </draw:frame>
        <draw:custom-shape draw:style-name="gr20" draw:text-style-name="P5" draw:layer="layout" svg:width="7.893cm" svg:height="1.206cm" svg:x="6.821cm" svg:y="10.6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926cm" svg:height="0.397cm" svg:x="6.821cm" svg:y="10.612cm">
          <text:p text:style-name="P1"><text:span text:style-name="T4">alt 2: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7cm" svg:y1="9.891cm" svg:x2="13.95cm" svg:y2="9.891cm">
          <text:p/>
        </draw:line>
        <draw:frame draw:style-name="gr18" draw:text-style-name="P11" draw:layer="layout" svg:width="2.348cm" svg:height="0.735cm" svg:x="10.07cm" svg:y="9.318cm">
          <draw:text-box>
            <text:p text:style-name="P10"><text:span text:style-name="T4">Unready</text:span></text:p>
          </draw:text-box>
        </draw:frame>
        <draw:custom-shape draw:style-name="gr22" draw:text-style-name="P5" draw:layer="layout" svg:width="7.893cm" svg:height="1.133cm" svg:x="6.821cm" svg:y="9.1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926cm" svg:height="0.397cm" svg:x="6.821cm" svg:y="9.171cm">
          <text:p text:style-name="P1"><text:span text:style-name="T4">alt 1: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7.438cm" svg:y1="4.324cm" svg:x2="13.951cm" svg:y2="4.324cm">
          <text:p/>
        </draw:line>
        <draw:frame draw:style-name="gr19" draw:text-style-name="P11" draw:layer="layout" svg:width="2.743cm" svg:height="1.039cm" svg:x="9.467cm" svg:y="3.706cm">
          <draw:text-box>
            <text:p text:style-name="P10"><text:span text:style-name="T4">Game_pause</text:span></text:p>
          </draw:text-box>
        </draw:frame>
        <draw:line draw:style-name="gr17" draw:text-style-name="P5" draw:layer="layout" svg:x1="7.438cm" svg:y1="5.163cm" svg:x2="13.951cm" svg:y2="5.163cm">
          <text:p/>
        </draw:line>
        <draw:frame draw:style-name="gr19" draw:text-style-name="P11" draw:layer="layout" svg:width="2.984cm" svg:height="1.039cm" svg:x="9.467cm" svg:y="4.545cm">
          <draw:text-box>
            <text:p text:style-name="P10"><text:span text:style-name="T4">Game_resume</text:span></text:p>
          </draw:text-box>
        </draw:frame>
        <draw:line draw:style-name="gr17" draw:text-style-name="P5" draw:layer="layout" svg:x1="7.438cm" svg:y1="6.017cm" svg:x2="13.951cm" svg:y2="6.017cm">
          <text:p/>
        </draw:line>
        <draw:frame draw:style-name="gr19" draw:text-style-name="P11" draw:layer="layout" svg:width="2.984cm" svg:height="1.039cm" svg:x="9.467cm" svg:y="5.399cm">
          <draw:text-box>
            <text:p text:style-name="P10"><text:span text:style-name="T4">Game_stop</text:span></text:p>
          </draw:text-box>
        </draw:frame>
        <draw:line draw:style-name="gr17" draw:text-style-name="P5" draw:layer="layout" svg:x1="7.438cm" svg:y1="6.915cm" svg:x2="13.951cm" svg:y2="6.915cm">
          <text:p/>
        </draw:line>
        <draw:frame draw:style-name="gr19" draw:text-style-name="P11" draw:layer="layout" svg:width="2.984cm" svg:height="1.039cm" svg:x="9.467cm" svg:y="6.297cm">
          <draw:text-box>
            <text:p text:style-name="P10"><text:span text:style-name="T4">Game_statu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3" draw:text-style-name="P1" draw:layer="layout" svg:width="2.514cm" svg:height="0.867cm" svg:x="5.997cm" svg:y="1.728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14cm" svg:height="0.893cm" svg:x="12.72cm" svg:y="1.712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31cm" svg:y1="2.595cm" svg:x2="7.31cm" svg:y2="6.003cm">
          <text:p/>
        </draw:line>
        <draw:line draw:style-name="gr7" draw:text-style-name="P5" draw:layer="layout" svg:x1="14.073cm" svg:y1="2.605cm" svg:x2="14.073cm" svg:y2="5.854cm">
          <text:p/>
        </draw:line>
        <draw:custom-shape draw:style-name="gr23" draw:text-style-name="P1" draw:layer="layout" svg:width="0.22cm" svg:height="2.084cm" svg:x="7.219cm" svg:y="3.2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2cm" svg:height="1.935cm" svg:x="13.952cm" svg:y="3.257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7.439cm" svg:y1="3.629cm" svg:x2="13.952cm" svg:y2="3.629cm">
          <text:p/>
        </draw:line>
        <draw:frame draw:style-name="gr18" draw:text-style-name="P11" draw:layer="layout" svg:width="2.348cm" svg:height="0.735cm" svg:x="9.451cm" svg:y="3.011cm">
          <draw:text-box>
            <text:p text:style-name="P10"><text:span text:style-name="T4">Keep Alive</text:span></text:p>
          </draw:text-box>
        </draw:frame>
        <draw:line draw:style-name="gr17" draw:text-style-name="P5" draw:layer="layout" svg:x1="13.952cm" svg:y1="4.74cm" svg:x2="7.439cm" svg:y2="4.74cm">
          <text:p/>
        </draw:line>
        <draw:frame draw:style-name="gr19" draw:text-style-name="P11" draw:layer="layout" svg:width="3.307cm" svg:height="1.039cm" svg:x="9.211cm" svg:y="4.117cm">
          <draw:text-box>
            <text:p text:style-name="P10"><text:span text:style-name="T4">Keep Alive statu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9T19:24:17.767446716</meta:creation-date>
    <dc:date>2021-08-17T23:26:00.237092318</dc:date>
    <meta:editing-duration>PT2H54M9S</meta:editing-duration>
    <meta:editing-cycles>5</meta:editing-cycles>
    <meta:generator>LibreOffice/6.0.7.3$Linux_X86_64 LibreOffice_project/00m0$Build-3</meta:generator>
    <meta:document-statistic meta:object-count="113"/>
  </office:meta>
</office:document-meta>
</file>